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2" style:family="paragraph" style:parent-style-name="Heading_20_3"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000000" loext:border-bottom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e1e4e8" loext:border-bottom="none"/>
    </style:style>
    <style:style style:name="T1" style:family="text">
      <style:text-properties style:font-name="apple-system" fo:font-size="1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…<text:span text:style-name="T1">or create a new repository on the command line</text:span></text:h>
      <text:p text:style-name="P1"><text:bookmark text:name="empty-setup-new-repo-echo"/>echo "# Gestiket-table6" &gt;&gt; README.md</text:p>
      <text:p text:style-name="P1">git init</text:p>
      <text:p text:style-name="P1">git add README.md</text:p>
      <text:p text:style-name="P1">git commit -m "first commit"</text:p>
      <text:p text:style-name="P1">git remote add origin https://github.com/Makuenzy/Gestiket-table6.git</text:p>
      <text:p text:style-name="P1">git push -u origin master</text:p>
      <text:h text:style-name="P3" text:outline-level="3">…<text:span text:style-name="T1">or push an existing repository from the command line</text:span></text:h>
      <text:p text:style-name="P1"><text:bookmark text:name="empty-setup-push-repo-echo"/>git remote add origin https://github.com/Makuenzy/Gestiket-table6.git</text:p>
      <text:p text:style-name="P1">git push -u origin master</text:p>
      <text:p text:style-name="Standard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16:33.154595171</meta:creation-date>
    <dc:date>2019-09-30T12:19:06.752718253</dc:date>
    <meta:editing-duration>PT2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3" meta:character-count="384" meta:non-whitespace-character-count="335"/>
  </office:meta>
</office:document-meta>
</file>